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235cm" table:align="left" fo:background-color="transparent">
        <style:background-image/>
      </style:table-properties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13.806cm"/>
    </style:style>
    <style:style style:name="Tableau1.C" style:family="table-column">
      <style:table-column-properties style:column-width="1.395cm"/>
    </style:style>
    <style:style style:name="Tableau1.D" style:family="table-column">
      <style:table-column-properties style:column-width="1.9cm"/>
    </style:style>
    <style:style style:name="Tableau1.E" style:family="table-column">
      <style:table-column-properties style:column-width="1.804cm"/>
    </style:style>
    <style:style style:name="Tableau1.F" style:family="table-column">
      <style:table-column-properties style:column-width="5.89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 style:data-style-name="N0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727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aa7cd9" officeooo:paragraph-rsid="01aa7cd9" style:font-weight-asian="bold" style:font-weight-complex="bold"/>
    </style:style>
    <style:style style:name="P2" style:family="paragraph" style:parent-style-name="Standard">
      <style:text-properties fo:language="fr" fo:country="FR" fo:font-weight="bold" officeooo:rsid="01315b80" style:font-weight-asian="bold" style:font-weight-complex="bold"/>
    </style:style>
    <style:style style:name="P3" style:family="paragraph" style:parent-style-name="Footer">
      <style:text-properties fo:language="fr" fo:country="FR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cb3820" officeooo:paragraph-rsid="01cb3820" fo:background-color="transparent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Liberation Sans Narrow" fo:font-size="12pt" fo:language="fr" fo:country="FR" fo:font-style="normal" fo:font-weight="bold" officeooo:rsid="01bc82d1" officeooo:paragraph-rsid="01bc82d1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bc82d1" officeooo:paragraph-rsid="01ad8ba9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bc82d1" officeooo:paragraph-rsid="01b245a6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Liberation Sans Narrow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ba156a" officeooo:paragraph-rsid="01ba156a" fo:background-color="transparent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31ac4" officeooo:paragraph-rsid="01d31ac4" fo:background-color="transparent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cf61b" officeooo:paragraph-rsid="01dcf61b" fo:background-color="transparent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Liberation Sans Narrow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8d8272" officeooo:paragraph-rsid="018d8272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Liberation Sans Narrow" fo:font-size="12pt" fo:language="fr" fo:country="FR" fo:font-style="normal" fo:font-weight="bold" officeooo:rsid="018d8272" officeooo:paragraph-rsid="018d8272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c24f0d" officeooo:paragraph-rsid="01c24f0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8dd0c1" officeooo:paragraph-rsid="018dd0c1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b245a6" officeooo:paragraph-rsid="01b245a6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c70b14" officeooo:paragraph-rsid="01c70b14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8f3174" officeooo:paragraph-rsid="018f3174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c8ff42" officeooo:paragraph-rsid="01c8ff42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6a3b6" officeooo:paragraph-rsid="01d6a3b6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d992db" officeooo:paragraph-rsid="01d992db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992db" officeooo:paragraph-rsid="01d992db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c29cf" officeooo:paragraph-rsid="01d992db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style="normal" fo:font-weight="bold" officeooo:rsid="01de732e" officeooo:paragraph-rsid="01de732e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color="#000000" loext:opacity="100%" style:font-name="Liberation Sans Narrow" fo:font-size="12pt" fo:language="fr" fo:country="FR" fo:font-style="normal" fo:font-weight="bold" officeooo:rsid="005c9d06" officeooo:paragraph-rsid="01d6a3b6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text-properties fo:color="#000000" loext:opacity="100%" style:font-name="Liberation Sans Narrow" fo:font-size="12pt" fo:language="fr" fo:country="FR" fo:font-style="normal" fo:font-weight="bold" officeooo:rsid="01c436eb" officeooo:paragraph-rsid="01c436eb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color="#000000" loext:opacity="100%" style:font-name="Liberation Sans Narrow" fo:font-size="12pt" fo:language="fr" fo:country="FR" fo:font-style="normal" fo:font-weight="normal" officeooo:rsid="01ccb59b" officeooo:paragraph-rsid="01c9ff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Liberation Sans Narrow" fo:font-size="12pt" fo:language="fr" fo:country="FR" fo:font-weight="bold" officeooo:rsid="018d8272" officeooo:paragraph-rsid="014db189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Liberation Sans Narrow" fo:font-size="12pt" fo:language="fr" fo:country="FR" fo:font-weight="bold" officeooo:rsid="01c70b14" officeooo:paragraph-rsid="01c70b14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fo:color="#000000" loext:opacity="100%" style:font-name="Liberation Sans Narrow" fo:font-size="12pt" fo:language="fr" fo:country="FR" fo:font-weight="bold" officeooo:rsid="019f9f2c" officeooo:paragraph-rsid="019f9f2c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fo:color="#000000" loext:opacity="100%" style:font-name="Liberation Sans Narrow" fo:font-size="12pt" fo:language="fr" fo:country="FR" fo:font-weight="bold" officeooo:rsid="019f9f2c" officeooo:paragraph-rsid="019f9f2c" fo:background-color="transparent" style:font-size-asian="12pt" style:font-weight-asian="bold" style:font-size-complex="12pt" style:font-weight-complex="bold"/>
    </style:style>
    <style:style style:name="P35" style:family="paragraph" style:parent-style-name="Table_20_Contents">
      <style:text-properties fo:color="#000000" loext:opacity="100%" style:font-name="Liberation Sans Narrow" fo:font-size="12pt" fo:language="fr" fo:country="FR" fo:font-weight="bold" officeooo:rsid="01c436eb" officeooo:paragraph-rsid="01c436eb" fo:background-color="transparent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Liberation Sans Narrow" fo:font-size="12pt" fo:language="fr" fo:country="FR" fo:font-style="italic" fo:font-weight="bold" officeooo:rsid="018d8272" officeooo:paragraph-rsid="014db189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able_20_Contents">
      <style:text-properties fo:color="#000000" loext:opacity="100%" style:font-name="Liberation Sans Narrow" fo:font-size="12pt" fo:language="fr" fo:country="FR" fo:font-style="italic" fo:font-weight="bold" officeooo:rsid="01930f11" officeooo:paragraph-rsid="01930f11" fo:background-color="transparent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Liberation Sans Narrow" fo:font-size="12pt" fo:language="fr" fo:country="FR" fo:font-style="italic" fo:font-weight="bold" officeooo:rsid="01930f11" officeooo:paragraph-rsid="01930f11" fo:background-color="transparent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style:text-properties fo:color="#000000" loext:opacity="100%" style:font-name="Liberation Sans Narrow" fo:font-size="13pt" fo:language="fr" fo:country="FR" fo:font-style="normal" fo:font-weight="bold" officeooo:rsid="006ca4a6" officeooo:paragraph-rsid="01d992db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language="fr" fo:country="FR" fo:font-style="normal" fo:font-weight="bold" officeooo:rsid="018f3174" officeooo:paragraph-rsid="018f3174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language="fr" fo:country="FR" fo:font-weight="bold" officeooo:rsid="019f9f2c" officeooo:paragraph-rsid="019f9f2c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language="fr" fo:country="FR" fo:font-weight="bold" officeooo:rsid="019f9f2c" officeooo:paragraph-rsid="019f9f2c" fo:background-color="transparent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text-line-through-style="none" style:text-line-through-type="none" style:font-name="Liberation Sans Narrow" fo:font-size="12pt" fo:language="fr" fo:country="FR" fo:font-weight="bold" officeooo:rsid="01dad078" officeooo:paragraph-rsid="01dad078" fo:background-color="transparent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dcf61b" officeooo:paragraph-rsid="01dcf6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1dcf61b" officeooo:paragraph-rsid="01b245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2a6099" loext:opacity="100%" style:font-name="Liberation Sans Narrow" fo:font-size="14pt" fo:language="fr" fo:country="FR" style:text-underline-style="none" fo:font-weight="bold" officeooo:rsid="018d8272" officeooo:paragraph-rsid="018d8272" style:font-size-asian="14pt" style:font-weight-asian="bold" style:font-size-complex="14pt" style:font-weight-complex="bold"/>
    </style:style>
    <style:style style:name="P47" style:family="paragraph" style:parent-style-name="Table_20_Contents">
      <style:text-properties fo:color="#2a6099" loext:opacity="100%" style:font-name="Liberation Sans Narrow" fo:font-size="14pt" fo:language="fr" fo:country="FR" fo:font-weight="bold" style:font-size-asian="14pt" style:font-weight-asian="bold" style:font-size-complex="14pt" style:font-weight-complex="bold"/>
    </style:style>
    <style:style style:name="P48" style:family="paragraph" style:parent-style-name="Table_20_Contents">
      <style:text-properties fo:color="#2a6099" loext:opacity="100%" style:font-name="Liberation Sans Narrow" fo:font-size="14pt" fo:language="fr" fo:country="FR" fo:font-weight="bold" officeooo:rsid="01b3f424" officeooo:paragraph-rsid="01b3f424" style:font-size-asian="14pt" style:font-weight-asian="bold" style:font-size-complex="14pt" style:font-weight-complex="bold"/>
    </style:style>
    <style:style style:name="P49" style:family="paragraph" style:parent-style-name="Table_20_Contents">
      <style:text-properties fo:color="#2a6099" loext:opacity="100%" style:font-name="Liberation Sans Narrow" fo:font-size="14pt" fo:language="fr" fo:country="FR" fo:font-weight="bold" officeooo:rsid="018d8272" officeooo:paragraph-rsid="018d8272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2a6099" loext:opacity="100%" style:font-name="Liberation Sans Narrow" fo:font-size="14pt" fo:language="fr" fo:country="FR" fo:font-weight="bold" style:font-size-asian="14pt" style:font-weight-asian="bold" style:font-size-complex="14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fc5c00" loext:opacity="100%" style:font-name="Liberation Sans Narrow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able_20_Contents">
      <style:text-properties fo:color="#fc5c00" loext:opacity="100%" style:font-name="Liberation Sans Narrow" fo:font-size="12pt" fo:language="fr" fo:country="FR" fo:font-style="normal" fo:font-weight="bold" officeooo:rsid="01b60af3" officeooo:paragraph-rsid="01b60af3" fo:background-color="transparent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color="#fc5c00" loext:opacity="100%" style:font-name="Liberation Sans Narrow" fo:font-size="12pt" fo:language="fr" fo:country="FR" fo:font-style="normal" fo:font-weight="bold" officeooo:rsid="01b1e3e7" officeooo:paragraph-rsid="01b1e3e7" fo:background-color="transparent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Liberation Sans Narrow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>
        <style:tab-stops/>
      </style:paragraph-properties>
      <style:text-properties fo:color="#c9211e" loext:opacity="100%" style:font-name="Liberation Sans Narrow" fo:font-size="12pt" fo:language="fr" fo:country="FR" fo:font-style="normal" fo:font-weight="bold" officeooo:rsid="01d4f8d7" officeooo:paragraph-rsid="01d4f8d7" fo:background-color="transparent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>
        <style:tab-stops/>
      </style:paragraph-properties>
      <style:text-properties fo:color="#c9211e" loext:opacity="100%" style:text-line-through-style="none" style:text-line-through-type="none" style:font-name="Liberation Sans Narrow" fo:font-size="12pt" fo:language="fr" fo:country="FR" fo:font-style="normal" fo:font-weight="bold" officeooo:rsid="01d4f8d7" officeooo:paragraph-rsid="01d4f98b" fo:background-color="transparent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text-properties fo:color="#000000" loext:opacity="100%" style:font-name="Liberation Sans Narrow" fo:font-size="12pt" fo:language="fr" fo:country="FR" fo:font-style="normal" fo:font-weight="bold" officeooo:rsid="01d25723" officeooo:paragraph-rsid="01d25723" fo:background-color="transparent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text-properties fo:color="#000000" loext:opacity="100%" style:font-name="Liberation Sans Narrow" fo:font-size="13pt" fo:language="fr" fo:country="FR" fo:font-style="normal" fo:font-weight="bold" officeooo:rsid="006a8379" officeooo:paragraph-rsid="01d85bb4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1e05b65"/>
    </style:style>
    <style:style style:name="T2" style:family="text">
      <style:text-properties officeooo:rsid="01e66eeb"/>
    </style:style>
    <style:style style:name="T3" style:family="text">
      <style:text-properties officeooo:rsid="01e51849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918689814928">
          <table:table-cell table:style-name="Tableau1.A1" office:value-type="string">
            <text:p text:style-name="P46">N°</text:p>
          </table:table-cell>
          <table:table-cell table:style-name="Tableau1.A1" office:value-type="string">
            <text:p text:style-name="P47">Désignations</text:p>
          </table:table-cell>
          <table:table-cell table:style-name="Tableau1.A1" office:value-type="string">
            <text:p text:style-name="P48">Durée</text:p>
          </table:table-cell>
          <table:table-cell table:style-name="Tableau1.A1" office:value-type="string">
            <text:p text:style-name="P49">Début </text:p>
          </table:table-cell>
          <table:table-cell table:style-name="Tableau1.A1" office:value-type="string">
            <text:p text:style-name="P49">Fin </text:p>
          </table:table-cell>
          <table:table-cell table:style-name="Tableau1.F1" office:value-type="string">
            <text:p text:style-name="P50">Observations</text:p>
          </table:table-cell>
        </table:table-row>
        <table:table-row table:style-name="Tableau1.2">
          <table:table-cell table:style-name="Tableau1.A2" office:value-type="string">
            <text:p text:style-name="P51">1</text:p>
          </table:table-cell>
          <table:table-cell table:style-name="Tableau1.A2" office:value-type="string">
            <text:p text:style-name="P52">Préparation</text:p>
          </table:table-cell>
          <table:table-cell table:style-name="Tableau1.C2">
            <text:p text:style-name="P53"/>
          </table:table-cell>
          <table:table-cell table:style-name="Tableau1.A2" office:value-type="string">
            <text:p text:style-name="P52">20220717</text:p>
          </table:table-cell>
          <table:table-cell table:style-name="Tableau1.A2" office:value-type="string">
            <text:p text:style-name="P52">20220<text:span text:style-name="T3">817</text:span></text:p>
          </table:table-cell>
          <table:table-cell table:style-name="Tableau1.F2" office:value-type="string">
            <text:p text:style-name="P54"/>
          </table:table-cell>
        </table:table-row>
        <table:table-row table:style-name="TableLine94918728762880">
          <table:table-cell table:style-name="Tableau1.A3" table:formula="ooow:&lt;A2&gt;+1" office:value-type="float" office:value="2">
            <text:p text:style-name="P14">2</text:p>
          </table:table-cell>
          <table:table-cell table:style-name="Tableau1.B11" office:value-type="string">
            <text:p text:style-name="P30"/>
          </table:table-cell>
          <table:table-cell table:style-name="Tableau1.C3">
            <text:p text:style-name="P5"/>
          </table:table-cell>
          <table:table-cell table:style-name="Tableau1.D3" office:value-type="string">
            <text:p text:style-name="P6"/>
          </table:table-cell>
          <table:table-cell table:style-name="Tableau1.E3" office:value-type="string">
            <text:p text:style-name="P6"/>
          </table:table-cell>
          <table:table-cell table:style-name="Tableau1.F3" office:value-type="string">
            <text:p text:style-name="P7"/>
          </table:table-cell>
        </table:table-row>
        <table:table-row table:style-name="TableLine94918706906256">
          <table:table-cell table:style-name="Tableau1.A4" table:formula="ooow:&lt;A3&gt;+1" office:value-type="float" office:value="3">
            <text:p text:style-name="P14">3</text:p>
          </table:table-cell>
          <table:table-cell table:style-name="Tableau1.B11" office:value-type="string">
            <text:p text:style-name="P57"/>
          </table:table-cell>
          <table:table-cell table:style-name="Tableau1.C4">
            <text:p text:style-name="P12"/>
          </table:table-cell>
          <table:table-cell table:style-name="Tableau1.D4" office:value-type="string">
            <text:p text:style-name="P6"/>
          </table:table-cell>
          <table:table-cell table:style-name="Tableau1.E4" office:value-type="string">
            <text:p text:style-name="P6"/>
          </table:table-cell>
          <table:table-cell table:style-name="Tableau1.F4" office:value-type="string">
            <text:p text:style-name="P7"/>
          </table:table-cell>
        </table:table-row>
        <table:table-row table:style-name="TableLine94918699051520">
          <table:table-cell table:style-name="Tableau1.A5" table:formula="ooow:&lt;A4&gt;+1" office:value-type="float" office:value="4">
            <text:p text:style-name="P10">4</text:p>
          </table:table-cell>
          <table:table-cell table:style-name="Tableau1.B11" office:value-type="string">
            <text:p text:style-name="P8"/>
          </table:table-cell>
          <table:table-cell table:style-name="Tableau1.C5">
            <text:p text:style-name="P11"/>
          </table:table-cell>
          <table:table-cell table:style-name="Tableau1.D6" office:value-type="string">
            <text:p text:style-name="P6"/>
          </table:table-cell>
          <table:table-cell table:style-name="Tableau1.E6" office:value-type="string">
            <text:p text:style-name="P6"/>
          </table:table-cell>
          <table:table-cell table:style-name="Tableau1.F6" office:value-type="string">
            <text:p text:style-name="P55"/>
          </table:table-cell>
        </table:table-row>
        <table:table-row table:style-name="TableLine94918685340160">
          <table:table-cell table:style-name="Tableau1.A6" table:formula="ooow:&lt;A5&gt;+1" office:value-type="float" office:value="5">
            <text:p text:style-name="P10">5</text:p>
          </table:table-cell>
          <table:table-cell table:style-name="Tableau1.B11" office:value-type="string">
            <text:p text:style-name="P44"/>
          </table:table-cell>
          <table:table-cell table:style-name="Tableau1.C6">
            <text:p text:style-name="P13"/>
          </table:table-cell>
          <table:table-cell table:style-name="Tableau1.D6" office:value-type="string">
            <text:p text:style-name="P6"/>
          </table:table-cell>
          <table:table-cell table:style-name="Tableau1.E6" office:value-type="string">
            <text:p text:style-name="P6"/>
          </table:table-cell>
          <table:table-cell table:style-name="Tableau1.F6" office:value-type="string">
            <text:p text:style-name="P7"/>
          </table:table-cell>
        </table:table-row>
        <table:table-row table:style-name="TableLine94918702275808">
          <table:table-cell table:style-name="Tableau1.A7" table:formula="ooow:&lt;A6&gt;+1" office:value-type="float" office:value="6">
            <text:p text:style-name="P10">6</text:p>
          </table:table-cell>
          <table:table-cell table:style-name="Tableau1.B11" office:value-type="string">
            <text:p text:style-name="P45"/>
          </table:table-cell>
          <table:table-cell table:style-name="Tableau1.C7">
            <text:p text:style-name="P17"/>
          </table:table-cell>
          <table:table-cell table:style-name="Tableau1.D7" office:value-type="string">
            <text:p text:style-name="P15"/>
          </table:table-cell>
          <table:table-cell table:style-name="Tableau1.E7" office:value-type="string">
            <text:p text:style-name="P15"/>
          </table:table-cell>
          <table:table-cell table:style-name="Tableau1.F7" office:value-type="string">
            <text:p text:style-name="P16"/>
          </table:table-cell>
        </table:table-row>
        <table:table-row table:style-name="TableLine94918720990208">
          <table:table-cell table:style-name="Tableau1.A8" table:formula="ooow:&lt;A7&gt;+1" office:value-type="float" office:value="7">
            <text:p text:style-name="P36">7</text:p>
          </table:table-cell>
          <table:table-cell table:style-name="Tableau1.B11" office:value-type="string">
            <text:p text:style-name="P9"/>
          </table:table-cell>
          <table:table-cell table:style-name="Tableau1.C8">
            <text:p text:style-name="P17"/>
          </table:table-cell>
          <table:table-cell table:style-name="Tableau1.D8" office:value-type="string">
            <text:p text:style-name="P15"/>
          </table:table-cell>
          <table:table-cell table:style-name="Tableau1.E8" office:value-type="string">
            <text:p text:style-name="P18"/>
          </table:table-cell>
          <table:table-cell table:style-name="Tableau1.F8" office:value-type="string">
            <text:p text:style-name="P56"/>
          </table:table-cell>
        </table:table-row>
        <table:table-row table:style-name="TableLine94918717402336">
          <table:table-cell table:style-name="Tableau1.A9" table:formula="ooow:&lt;A8&gt;+1" office:value-type="float" office:value="8">
            <text:p text:style-name="P31">8</text:p>
          </table:table-cell>
          <table:table-cell table:style-name="Tableau1.B11" office:value-type="string">
            <text:p text:style-name="P29"/>
          </table:table-cell>
          <table:table-cell table:style-name="Tableau1.C9">
            <text:p text:style-name="P20"/>
          </table:table-cell>
          <table:table-cell table:style-name="Tableau1.D9" office:value-type="string">
            <text:p text:style-name="P21"/>
          </table:table-cell>
          <table:table-cell table:style-name="Tableau1.E9" office:value-type="string">
            <text:p text:style-name="P21"/>
          </table:table-cell>
          <table:table-cell table:style-name="Tableau1.F9" office:value-type="string">
            <text:p text:style-name="P40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31">9</text:p>
          </table:table-cell>
          <table:table-cell table:style-name="Tableau1.B11" office:value-type="string">
            <text:p text:style-name="P29"/>
          </table:table-cell>
          <table:table-cell table:style-name="Tableau1.C10">
            <text:p text:style-name="P27"/>
          </table:table-cell>
          <table:table-cell table:style-name="Tableau1.D11" office:value-type="string">
            <text:p text:style-name="P37"/>
          </table:table-cell>
          <table:table-cell table:style-name="Tableau1.E11" office:value-type="string">
            <text:p text:style-name="P37"/>
          </table:table-cell>
          <table:table-cell table:style-name="Tableau1.F11" office:value-type="string">
            <text:p text:style-name="P38"/>
          </table:table-cell>
        </table:table-row>
        <table:table-row table:style-name="Tableau1.10">
          <table:table-cell table:style-name="Tableau1.A11" table:formula="ooow:&lt;A10&gt;+1" office:value-type="float" office:value="10">
            <text:p text:style-name="P31">10</text:p>
          </table:table-cell>
          <table:table-cell table:style-name="Tableau1.B11" office:value-type="string">
            <text:p text:style-name="P35"/>
          </table:table-cell>
          <table:table-cell table:style-name="Tableau1.C11">
            <text:p text:style-name="P32"/>
          </table:table-cell>
          <table:table-cell table:style-name="Tableau1.D11" office:value-type="string">
            <text:p text:style-name="P33"/>
          </table:table-cell>
          <table:table-cell table:style-name="Tableau1.E11" office:value-type="string">
            <text:p text:style-name="P33"/>
          </table:table-cell>
          <table:table-cell table:style-name="Tableau1.F11" office:value-type="string">
            <text:p text:style-name="P41"/>
          </table:table-cell>
        </table:table-row>
        <table:table-row table:style-name="Tableau1.10">
          <table:table-cell table:style-name="Tableau1.A12" table:formula="ooow:&lt;A11&gt;+1" office:value-type="float" office:value="11">
            <text:p text:style-name="P31">11</text:p>
          </table:table-cell>
          <table:table-cell table:style-name="Tableau1.B15" office:value-type="string">
            <text:p text:style-name="P28"/>
          </table:table-cell>
          <table:table-cell table:style-name="Tableau1.C12">
            <text:p text:style-name="P23"/>
          </table:table-cell>
          <table:table-cell table:style-name="Tableau1.D15" office:value-type="string">
            <text:p text:style-name="P34"/>
          </table:table-cell>
          <table:table-cell table:style-name="Tableau1.E15" office:value-type="string">
            <text:p text:style-name="P34"/>
          </table:table-cell>
          <table:table-cell table:style-name="Tableau1.F15" office:value-type="string">
            <text:p text:style-name="P42"/>
          </table:table-cell>
        </table:table-row>
        <table:table-row table:style-name="Tableau1.10">
          <table:table-cell table:style-name="Tableau1.A15">
            <text:p text:style-name="P31"/>
          </table:table-cell>
          <table:table-cell table:style-name="Tableau1.B15" office:value-type="string">
            <text:p text:style-name="P58"/>
          </table:table-cell>
          <table:table-cell table:style-name="Tableau1.C13">
            <text:p text:style-name="P19"/>
          </table:table-cell>
          <table:table-cell table:style-name="Tableau1.D15" office:value-type="string">
            <text:p text:style-name="P34"/>
          </table:table-cell>
          <table:table-cell table:style-name="Tableau1.E15" office:value-type="string">
            <text:p text:style-name="P34"/>
          </table:table-cell>
          <table:table-cell table:style-name="Tableau1.F15" office:value-type="string">
            <text:p text:style-name="P42"/>
          </table:table-cell>
        </table:table-row>
        <table:table-row table:style-name="Tableau1.10">
          <table:table-cell table:style-name="Tableau1.A15">
            <text:p text:style-name="P31"/>
          </table:table-cell>
          <table:table-cell table:style-name="Tableau1.B15" office:value-type="string">
            <text:p text:style-name="P39"/>
          </table:table-cell>
          <table:table-cell table:style-name="Tableau1.C14">
            <text:p text:style-name="P22"/>
          </table:table-cell>
          <table:table-cell table:style-name="Tableau1.D15" office:value-type="string">
            <text:p text:style-name="P34"/>
          </table:table-cell>
          <table:table-cell table:style-name="Tableau1.E15" office:value-type="string">
            <text:p text:style-name="P34"/>
          </table:table-cell>
          <table:table-cell table:style-name="Tableau1.F15" office:value-type="string">
            <text:p text:style-name="P42"/>
          </table:table-cell>
        </table:table-row>
        <table:table-row table:style-name="Tableau1.10">
          <table:table-cell table:style-name="Tableau1.A15">
            <text:p text:style-name="P31"/>
          </table:table-cell>
          <table:table-cell table:style-name="Tableau1.B15" office:value-type="string">
            <text:p text:style-name="P24"/>
          </table:table-cell>
          <table:table-cell table:style-name="Tableau1.C15">
            <text:p text:style-name="P25"/>
          </table:table-cell>
          <table:table-cell table:style-name="Tableau1.D15" office:value-type="string">
            <text:p text:style-name="P34"/>
          </table:table-cell>
          <table:table-cell table:style-name="Tableau1.E15" office:value-type="string">
            <text:p text:style-name="P34"/>
          </table:table-cell>
          <table:table-cell table:style-name="Tableau1.F15" office:value-type="string">
            <text:p text:style-name="P42"/>
          </table:table-cell>
        </table:table-row>
        <table:table-row table:style-name="Tableau1.10">
          <table:table-cell table:style-name="Tableau1.A16">
            <text:p text:style-name="P31"/>
          </table:table-cell>
          <table:table-cell table:style-name="Tableau1.B16" office:value-type="string">
            <text:p text:style-name="P24">Synthèse</text:p>
          </table:table-cell>
          <table:table-cell table:style-name="Tableau1.C16" table:formula="ooow:(sum &lt;C2:C15&gt;)/60" office:value-type="float" office:value="0">
            <text:p text:style-name="P26">0</text:p>
          </table:table-cell>
          <table:table-cell table:style-name="Tableau1.D16" office:value-type="string">
            <text:p text:style-name="P34"/>
          </table:table-cell>
          <table:table-cell table:style-name="Tableau1.E16" office:value-type="string">
            <text:p text:style-name="P34"/>
          </table:table-cell>
          <table:table-cell table:style-name="Tableau1.F16" office:value-type="string">
            <text:p text:style-name="P43"><text:span text:style-name="T1">1</text:span> semaines</text:p>
          </table:table-cell>
        </table:table-row>
      </table:table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aa7cd9" officeooo:paragraph-rsid="01aa7cd9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1e05b65"/>
    </style:style>
    <style:style style:name="MT2" style:family="text">
      <style:text-properties officeooo:rsid="01e66eeb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ÉQUENCES: 010-SEQ02-01-Les modèles démographiques ( <text:span text:style-name="MT1">Terminale</text:span> – <text:span text:style-name="MT2">Enseignement Scientifique</text:span>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17T14:39:27.778129393</dc:date>
    <meta:editing-duration>P3DT15H11M24S</meta:editing-duration>
    <meta:editing-cycles>738</meta:editing-cycles>
    <meta:generator>LibreOffice/7.3.5.2$Linux_X86_64 LibreOffice_project/30$Build-2</meta:generator>
    <meta:document-statistic meta:table-count="1" meta:image-count="0" meta:object-count="0" meta:page-count="1" meta:paragraph-count="24" meta:word-count="32" meta:character-count="191" meta:non-whitespace-character-count="180"/>
  </office:meta>
</office:document-meta>
</file>